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co8" style:family="table-column">
      <style:table-column-properties fo:break-before="auto" style:column-width="72.71mm"/>
    </style:style>
    <style:style style:name="co9" style:family="table-column">
      <style:table-column-properties fo:break-before="auto" style:column-width="23.41mm"/>
    </style:style>
    <style:style style:name="co10" style:family="table-column">
      <style:table-column-properties fo:break-before="auto" style:column-width="57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Default" style:data-style-name="N36"/>
    <style:style style:name="ce9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36"/>
    <style:style style:name="ce6" style:family="table-cell" style:parent-style-name="Default">
      <style:text-properties style:font-name="Liberation Sans" style:text-underline-style="none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4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4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197" calcext:value-type="float">
            <text:p>5197</text:p>
          </table:table-cell>
          <table:table-cell office:value-type="float" office:value="-5844" calcext:value-type="float">
            <text:p>-5844</text:p>
          </table:table-cell>
          <table:table-cell table:style-name="Default" office:value-type="float" office:value="-647" calcext:value-type="float">
            <text:p>-64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5])" office:value-type="float" office:value="-986" calcext:value-type="float">
            <text:p>-986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4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4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4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4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4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6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5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formula="of:=SUM([.C3:.C8])"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12:.C39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3"/>
          <table:table-cell table:style-name="ce5"/>
        </table:table-row>
        <table:table-row table:style-name="ro1" table:number-rows-repeated="4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43:.C65])" office:value-type="float" office:value="1101.26" calcext:value-type="float">
            <text:p>1101.2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73:.C80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4" table:formula="of:=SUM([.C83:.C87])"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92:.C103])" office:value-type="float" office:value="228.1" calcext:value-type="float">
            <text:p>228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105])" office:value-type="float" office:value="5197.32" calcext:value-type="float">
            <text:p>5197.32</text:p>
          </table:table-cell>
          <table:table-cell table:formula="of:=SUM([.D1:.D105])" office:value-type="float" office:value="5197.32" calcext:value-type="float">
            <text:p>5197.3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0:.C125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106];[.D126])" office:value-type="float" office:value="-646.81" calcext:value-type="float">
            <text:p>-646.81</text:p>
          </table:table-cell>
          <table:table-cell table:number-columns-repeated="3"/>
        </table:table-row>
      </table:table>
      <table:table table:name="expenses-2020" table:style-name="ta1">
        <table:table-column table:style-name="co8" table:default-cell-style-name="Default"/>
        <table:table-column table:style-name="co1" table:default-cell-style-name="ce5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iscal sponsor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anitation and sanitation station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formula="of:=SUM([.C35:.C50])" office:value-type="float" office:value="783.47" calcext:value-type="float">
            <text:p>783.47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59])" office:value-type="float" office:value="1957.86" calcext:value-type="float">
            <text:p>1957.86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 table:formula="of:=SUM([.C66:.C69])" office:value-type="float" office:value="-571.38" calcext:value-type="float">
            <text:p>-571.38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t 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00-00-00</text:date>, <text:time style:data-style-name="N2" text:time-value="14:20:03.1401698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8T21:55:34.458934989</dc:date>
    <meta:editing-duration>P2DT8H12M31S</meta:editing-duration>
    <meta:editing-cycles>295</meta:editing-cycles>
    <meta:generator>LibreOffice/6.0.7.3$Linux_X86_64 LibreOffice_project/00m0$Build-3</meta:generator>
    <meta:document-statistic meta:table-count="6" meta:cell-count="1035" meta:object-count="0"/>
  </office:meta>
</office:document-meta>
</file>